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number-columns-repeated="255" table:default-cell-style-name="Default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2" table:number-columns-repeated="6"/>
          <table:table-cell table:style-name="ce11" table:number-columns-repeated="250"/>
        </table:table-row>
        <table:table-row table:style-name="ro2">
          <table:table-cell table:style-name="ce3" office:value-type="string">
            <text:p>[options]</text:p>
          </table:table-cell>
          <table:table-cell table:style-name="ce7" table:number-columns-repeated="5"/>
          <table:table-cell table:style-name="ce12"/>
          <table:table-cell table:style-name="ce11"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2" table:number-columns-repeated="6"/>
          <table:table-cell table:style-name="ce11" table:number-columns-repeated="250"/>
        </table:table-row>
        <table:table-row table:style-name="ro2">
          <table:table-cell table:style-name="ce5" office:value-type="string">
            <text:p>[geda_attr]</text:p>
          </table:table-cell>
          <table:table-cell table:style-name="ce8" table:number-columns-repeated="5"/>
          <table:table-cell table:style-name="ce14"/>
          <table:table-cell table:style-name="ce11"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XC6SLX9-TQG144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TQFN144 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Spartan-6 LX FPGA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2" table:number-columns-repeated="6"/>
          <table:table-cell table:style-name="ce11" table:number-columns-repeated="250"/>
        </table:table-row>
        <table:table-row table:style-name="ro2">
          <table:table-cell table:style-name="ce3" office:value-type="string">
            <text:p>[pins]</text:p>
          </table:table-cell>
          <table:table-cell table:style-name="ce7" table:number-columns-repeated="5"/>
          <table:table-cell table:style-name="ce12"/>
          <table:table-cell table:style-name="ce11"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style can be (line,dot,clk,dotclk,spacer,none). none if only want to add a net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posit. can be (l,r,t,b) or empty for nets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1">
            <text:p>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4" office:value-type="string">
            <text:p>IO_L83N_VREF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2">
            <text:p>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4" office:value-type="string">
            <text:p>IO_L83P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3">
            <text:p>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4" office:value-type="string">
            <text:p>GND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4">
            <text:p>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4" office:value-type="string">
            <text:p>VCCO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5">
            <text:p>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4" office:value-type="string">
            <text:p>IO_L52N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6">
            <text:p>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4" office:value-type="string">
            <text:p>IO_L52P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7">
            <text:p>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4" office:value-type="string">
            <text:p>IO_L51N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8">
            <text:p>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4" office:value-type="string">
            <text:p>IO_L51P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9">
            <text:p>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4" office:value-type="string">
            <text:p>IO_L50N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10">
            <text:p>1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4" office:value-type="string">
            <text:p>IO_L50P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11">
            <text:p>1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4" office:value-type="string">
            <text:p>IO_L49N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12">
            <text:p>1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4" office:value-type="string">
            <text:p>IO_L49P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13">
            <text:p>1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4" office:value-type="string">
            <text:p>GND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14">
            <text:p>1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4" office:value-type="string">
            <text:p>IO_L44N_GCLK20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15">
            <text:p>1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4" office:value-type="string">
            <text:p>IO_L44P_GCLK21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16">
            <text:p>1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4" office:value-type="string">
            <text:p>IO_L43N_GCLK22_IRDY2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17">
            <text:p>1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4" office:value-type="string">
            <text:p>IO_L43P_GCLK23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18">
            <text:p>1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4" office:value-type="string">
            <text:p>VCCO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19">
            <text:p>1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4" office:value-type="string">
            <text:p>VCCINT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20">
            <text:p>20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4" office:value-type="string">
            <text:p>VCCAUX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21">
            <text:p>21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42N_GCLK24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22">
            <text:p>22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42P_GCLK25_TRDY2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23">
            <text:p>23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41N_GCLK26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24">
            <text:p>24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41P_GCLK27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25">
            <text:p>25</text:p>
          </table:table-cell>
          <table:table-cell table:style-name="ce9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GND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26">
            <text:p>26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37N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27">
            <text:p>27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37P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28">
            <text:p>28</text:p>
          </table:table-cell>
          <table:table-cell table:style-name="ce9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VCCINT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29">
            <text:p>29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36N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30">
            <text:p>30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36P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31">
            <text:p>31</text:p>
          </table:table-cell>
          <table:table-cell table:style-name="ce9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VCCO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32">
            <text:p>32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2N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33">
            <text:p>33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2P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34">
            <text:p>34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1N_VREF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35">
            <text:p>35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1P_3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36">
            <text:p>36</text:p>
          </table:table-cell>
          <table:table-cell table:style-name="ce9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VCCAUX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37">
            <text:p>37</text:p>
          </table:table-cell>
          <table:table-cell table:style-name="ce9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PROGRAM_B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38">
            <text:p>38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65N_CSO_B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39">
            <text:p>39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65P_INIT_B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40">
            <text:p>40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64N_D9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41">
            <text:p>41</text:p>
          </table:table-cell>
          <table:table-cell table:style-name="ce9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64P_D8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42">
            <text:p>42</text:p>
          </table:table-cell>
          <table:table-cell table:style-name="ce9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VCCO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43">
            <text:p>43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62N_D6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44">
            <text:p>44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62P_D5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45">
            <text:p>45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49N_D4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46">
            <text:p>46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49P_D3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47">
            <text:p>47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48N_RDWR_B_VREF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48">
            <text:p>48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48P_D7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49">
            <text:p>49</text:p>
          </table:table-cell>
          <table:table-cell table:style-name="ce9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GND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50">
            <text:p>50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31N_GCLK30_D15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51">
            <text:p>51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31P_GCLK31_D14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52">
            <text:p>52</text:p>
          </table:table-cell>
          <table:table-cell table:style-name="ce9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VCCINT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53">
            <text:p>53</text:p>
          </table:table-cell>
          <table:table-cell table:style-name="ce9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VCCAUX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54">
            <text:p>54</text:p>
          </table:table-cell>
          <table:table-cell table:style-name="ce9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GND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55">
            <text:p>55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30N_GCLK0_USERCCLK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56">
            <text:p>56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30P_GCLK1_D13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57">
            <text:p>57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14N_D12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58">
            <text:p>58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14P_D11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59">
            <text:p>59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13N_D10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60">
            <text:p>60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13P_M1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61">
            <text:p>61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12N_D2_MISO3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62">
            <text:p>62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12P_D1_MISO2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63">
            <text:p>63</text:p>
          </table:table-cell>
          <table:table-cell table:style-name="ce9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VCCO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64">
            <text:p>64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3N_MOSI_CSI_B_MISO0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65">
            <text:p>65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3P_D0_DIN_MISO_MISO1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66">
            <text:p>66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2N_CMPMOSI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67">
            <text:p>67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2P_CMPCLK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68">
            <text:p>68</text:p>
          </table:table-cell>
          <table:table-cell table:style-name="ce9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GND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69">
            <text:p>69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1N_M0_CMPMISO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70">
            <text:p>70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1P_CCLK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71">
            <text:p>71</text:p>
          </table:table-cell>
          <table:table-cell table:style-name="ce9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DONE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72">
            <text:p>72</text:p>
          </table:table-cell>
          <table:table-cell table:style-name="ce9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CMPCS_B_2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73">
            <text:p>73</text:p>
          </table:table-cell>
          <table:table-cell table:style-name="ce9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SUSPEND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74">
            <text:p>74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74N_DOUT_BUSY_1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75">
            <text:p>75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74P_AWAKE_1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76">
            <text:p>76</text:p>
          </table:table-cell>
          <table:table-cell table:style-name="ce9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VCCO_1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77">
            <text:p>77</text:p>
          </table:table-cell>
          <table:table-cell table:style-name="ce9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GND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78">
            <text:p>78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47N_1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79">
            <text:p>79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47P_1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80">
            <text:p>80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46N_1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81">
            <text:p>81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46P_1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82">
            <text:p>82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45N_1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83">
            <text:p>83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45P_1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84">
            <text:p>84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43N_GCLK4_1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85">
            <text:p>85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43P_GCLK5_1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86">
            <text:p>86</text:p>
          </table:table-cell>
          <table:table-cell table:style-name="ce9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VCCO_1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87">
            <text:p>87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42N_GCLK6_TRDY1_1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88">
            <text:p>88</text:p>
          </table:table-cell>
          <table:table-cell table:style-name="ce9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IO_L42P_GCLK7_1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89">
            <text:p>89</text:p>
          </table:table-cell>
          <table:table-cell table:style-name="ce9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VCCINT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90">
            <text:p>90</text:p>
          </table:table-cell>
          <table:table-cell table:style-name="ce9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VCCAUX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91">
            <text:p>91</text:p>
          </table:table-cell>
          <table:table-cell table:style-name="ce9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9"/>
          <table:table-cell table:style-name="ce9" office:value-type="string">
            <text:p>GND 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float" office:value="92">
            <text:p>92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41N_GCLK8_1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93">
            <text:p>93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41P_GCLK9_IRDY1_1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94">
            <text:p>94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40N_GCLK10_1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95">
            <text:p>95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40P_GCLK11_1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96">
            <text:p>96</text:p>
          </table:table-cell>
          <table:table-cell table:style-name="ce2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GND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97">
            <text:p>97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34N_1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98">
            <text:p>98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34P_1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99">
            <text:p>99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33N_1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00">
            <text:p>100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33P_1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01">
            <text:p>101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32N_1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02">
            <text:p>102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32P_1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03">
            <text:p>103</text:p>
          </table:table-cell>
          <table:table-cell table:style-name="ce2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VCCO_1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04">
            <text:p>104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1N_VREF_1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05">
            <text:p>105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1P_1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06">
            <text:p>106</text:p>
          </table:table-cell>
          <table:table-cell table:style-name="ce2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TDO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07">
            <text:p>107</text:p>
          </table:table-cell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TMS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08">
            <text:p>108</text:p>
          </table:table-cell>
          <table:table-cell table:style-name="ce2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GND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09">
            <text:p>109</text:p>
          </table:table-cell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TCK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10">
            <text:p>110</text:p>
          </table:table-cell>
          <table:table-cell table:style-name="ce2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TDI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11">
            <text:p>111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66N_SCP0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12">
            <text:p>112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66P_SCP1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13">
            <text:p>113</text:p>
          </table:table-cell>
          <table:table-cell table:style-name="ce2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GND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14">
            <text:p>114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65N_SCP2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15">
            <text:p>115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65P_SCP3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16">
            <text:p>116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64N_SCP4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17">
            <text:p>117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64P_SCP5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18">
            <text:p>118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63N_SCP6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19">
            <text:p>119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63P_SCP7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20">
            <text:p>120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62N_VREF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21">
            <text:p>121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62P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22">
            <text:p>122</text:p>
          </table:table-cell>
          <table:table-cell table:style-name="ce2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VCCO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23">
            <text:p>123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37N_GCLK12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24">
            <text:p>124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37P_GCLK13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25">
            <text:p>125</text:p>
          </table:table-cell>
          <table:table-cell table:style-name="ce2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VCCO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26">
            <text:p>126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36N_GCLK14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27">
            <text:p>127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36P_GCLK15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28">
            <text:p>128</text:p>
          </table:table-cell>
          <table:table-cell table:style-name="ce2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VCCINT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29">
            <text:p>129</text:p>
          </table:table-cell>
          <table:table-cell table:style-name="ce2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VCCAUX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30">
            <text:p>130</text:p>
          </table:table-cell>
          <table:table-cell table:style-name="ce2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GND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31">
            <text:p>131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35N_GCLK16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32">
            <text:p>132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35P_GCLK17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33">
            <text:p>133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34N_GCLK18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34">
            <text:p>134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34P_GCLK19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35">
            <text:p>135</text:p>
          </table:table-cell>
          <table:table-cell table:style-name="ce2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VCCO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36">
            <text:p>136</text:p>
          </table:table-cell>
          <table:table-cell table:style-name="ce2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GND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37">
            <text:p>137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4N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38">
            <text:p>138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4P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39">
            <text:p>139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3N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40">
            <text:p>140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3P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41">
            <text:p>141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2N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42">
            <text:p>142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2P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43">
            <text:p>143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1N_VREF_0 </text:p>
          </table:table-cell>
          <table:table-cell table:style-name="ce11" table:number-columns-repeated="249"/>
        </table:table-row>
        <table:table-row table:style-name="ro1">
          <table:table-cell table:number-columns-repeated="2" table:style-name="ce4" office:value-type="float" office:value="144">
            <text:p>144</text:p>
          </table:table-cell>
          <table:table-cell table:style-name="ce2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2"/>
          <table:table-cell table:style-name="ce2" office:value-type="string">
            <text:p>IO_L1P_HSWAPEN_0 </text:p>
          </table:table-cell>
          <table:table-cell table:style-name="ce11" table:number-columns-repeated="249"/>
        </table:table-row>
        <table:table-row table:style-name="ro1" table:number-rows-repeated="65335">
          <table:table-cell table:style-name="ce2" table:number-columns-repeated="6"/>
          <table:table-cell table:style-name="ce11" table:number-columns-repeated="250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creator>Devrin Talen</dc:creator>
    <dc:date>2015-04-08T20:40:09</dc:date>
    <dc:language>de-DE</dc:language>
    <meta:editing-cycles>9</meta:editing-cycles>
    <meta:editing-duration>PT32M29S</meta:editing-duration>
    <meta:document-statistic meta:table-count="3" meta:cell-count="944" meta:object-count="0"/>
    <meta:user-defined meta:name="Info 1"/>
    <meta:user-defined meta:name="Info 2"/>
    <meta:user-defined meta:name="Info 3"/>
    <meta:user-defined meta:name="Info 4"/>
  </office:meta>
</office:document-meta>
</file>